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882in"/>
    </style:style>
    <style:style style:name="co26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1.022in"/>
    </style:style>
    <style:style style:name="co30" style:family="table-column">
      <style:table-column-properties fo:break-before="auto" style:column-width="1.3339in"/>
    </style:style>
    <style:style style:name="co31" style:family="table-column">
      <style:table-column-properties fo:break-before="auto" style:column-width="1.7756in"/>
    </style:style>
    <style:style style:name="co32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1791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6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6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6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 table:number-rows-repeated="2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 table:number-rows-repeated="6">
          <table:table-cell table:style-name="ce35"/>
          <table:table-cell table:number-columns-repeated="2"/>
          <table:table-cell table:style-name="ce73"/>
          <table:table-cell table:number-columns-repeated="3"/>
          <table:table-cell table:style-name="ce35" table:number-columns-repeated="248"/>
          <table:table-cell/>
        </table:table-row>
        <table:table-row table:style-name="ro5" table:number-rows-repeated="11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6" table:number-rows-repeated="11">
          <table:table-cell table:number-columns-repeated="3"/>
          <table:table-cell table:style-name="ce73"/>
          <table:table-cell table:number-columns-repeated="252"/>
        </table:table-row>
        <table:table-row table:style-name="ro17" table:number-rows-repeated="1048511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29">
            <text:p>29</text:p>
          </table:table-cell>
          <table:table-cell table:style-name="ce118" table:formula="of:=COUNTIF([.L$7:.L$885];[.$J1])" office:value-type="float" office:value="29">
            <text:p>29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</text:span><text:span text:style-name="T5">user</text:span></text:p>
            <text:p><text:span text:style-name="T5">- Click on My </text:span><text:span text:style-name="T5">Spaces on </text:span><text:span text:style-name="T5">Admin bar → </text:span><text:span text:style-name="T5">click on My </text:span><text:span text:style-name="T5">Spaces tab</text:span></text:p>
            <text:p><text:span text:style-name="T5">- On Space </text:span><text:span text:style-name="T5">list, click on </text:span><text:span text:style-name="T5">space's </text:span><text:span text:style-name="T5">name or </text:span><text:span text:style-name="T5">avatar of </text:span><text:span text:style-name="T5">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</text:span><text:span text:style-name="T6">Like/Unlike </text:span><text:span text:style-name="T6">an activity</text:span></text:p>
            <text:p>- Click on Add/Delete Comment</text:p>
            <text:p><text:span text:style-name="T6">- Click on </text:span><text:span text:style-name="T6">Delete </text:span><text:span text:style-name="T6">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</text:span><text:span text:style-name="T6">invited users:</text:span></text:p>
            <text:p><text:span text:style-name="T6">+ Go to My </text:span><text:span text:style-name="T6">space –&gt; </text:span><text:span text:style-name="T6">Invitations </text:span><text:span text:style-name="T6">Received tab </text:span><text:span text:style-name="T6">and click on </text:span><text:span text:style-name="T6">Accept </text:span></text:p>
            <text:p><text:span text:style-name="T6">+ Another </text:span><text:span text:style-name="T6">user click on </text:span><text:span text:style-name="T6">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setting </text:span><text:span text:style-name="T6">-&gt; member </text:span><text:span text:style-name="T6">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</text:span><text:span text:style-name="T5">added and is </text:span><text:span text:style-name="T5">showed on </text:span><text:span text:style-name="T5">navigation of </text:span><text:span text:style-name="T5">space.</text:span></text:p>
            <text:p><text:span text:style-name="T5">- </text:span><text:span text:style-name="T5">Node/Page's </text:span><text:span text:style-name="T5">node is </text:span><text:span text:style-name="T5">update with </text:span><text:span text:style-name="T5">all changed </text:span><text:span text:style-name="T5">value</text:span></text:p>
            <text:p><text:span text:style-name="T5">- Node is </text:span><text:span text:style-name="T5">deleted and </text:span><text:span text:style-name="T5">is not </text:span><text:span text:style-name="T5">showed on </text:span><text:span text:style-name="T5">space's </text:span><text:span text:style-name="T5">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u.nguyen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</text:span><text:span text:style-name="T6">Remove </text:span><text:span text:style-name="T6">Connection </text:span><text:span text:style-name="T6">button</text:span></text:p>
            <text:p/>
          </table:table-cell>
          <table:table-cell table:style-name="ce104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user</text:span></text:p>
            <text:p><text:span text:style-name="T6">- Go to My </text:span><text:span text:style-name="T6">Connections/</text:span><text:span text:style-name="T6">Requests </text:span><text:span text:style-name="T6">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u.nguyen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link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file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</text:span><text:span text:style-name="T6">Like/Unlike </text:span><text:span text:style-name="T6">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</text:span><text:span text:style-name="T6">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15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u.nguyen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5" table:number-columns-repeated="5"/>
          <table:table-cell table:number-columns-repeated="1004"/>
        </table:table-row>
        <table:table-row table:style-name="ro17" table:number-rows-repeated="201">
          <table:table-cell table:number-columns-repeated="1023"/>
        </table:table-row>
        <table:table-row table:style-name="ro17" table:number-rows-repeated="11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17" table:number-rows-repeated="1048328">
          <table:table-cell table:number-columns-repeated="1023"/>
        </table:table-row>
        <table:table-row table:style-name="ro17">
          <table:table-cell table:number-columns-repeated="1023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8-07T17:41:58</dc:date>
    <meta:editing-cycles>249</meta:editing-cycles>
    <meta:editing-duration>P3DT17H3M47S</meta:editing-duration>
    <meta:document-statistic meta:table-count="4" meta:cell-count="680" meta:object-count="1"/>
    <meta:user-defined meta:name="Info 1"/>
    <meta:user-defined meta:name="Info 2"/>
    <meta:user-defined meta:name="Info 3"/>
    <meta:user-defined meta:name="Info 4"/>
  </office:meta>
</office:document-meta>
</file>